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5b09" officeooo:paragraph-rsid="001a5b0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officeooo:rsid="001cb2d1" officeooo:paragraph-rsid="001cb2d1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1e1478" officeooo:paragraph-rsid="001e1478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officeooo:rsid="001a5b09" officeooo:paragraph-rsid="001a5b09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a5b09" officeooo:paragraph-rsid="001a5b0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a5b09" officeooo:paragraph-rsid="001a5b0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a5b09" officeooo:paragraph-rsid="001a5b0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cb2d1" officeooo:paragraph-rsid="001cb2d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e1478" officeooo:paragraph-rsid="001e147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bold" officeooo:rsid="001b0421" officeooo:paragraph-rsid="001b0421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cb2d1" officeooo:paragraph-rsid="001cb2d1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-asian="Arial" style:font-name-complex="Arial"/>
    </style:style>
    <style:style style:name="T3" style:family="text">
      <style:text-properties fo:color="#000000" officeooo:rsid="001b0421" style:font-name-asian="Arial" style:font-name-complex="Arial"/>
    </style:style>
    <style:style style:name="T4" style:family="text">
      <style:text-properties fo:color="#000000" officeooo:rsid="001cb2d1" style:font-name-asian="Arial" style:font-name-complex="Arial"/>
    </style:style>
    <style:style style:name="T5" style:family="text">
      <style:text-properties fo:color="#000000" officeooo:rsid="001e1478" style:font-name-asian="Arial" style:font-name-complex="Arial"/>
    </style:style>
    <style:style style:name="T6" style:family="text">
      <style:text-properties fo:color="#000000" fo:font-weight="normal" style:font-name-asian="Arial" style:font-weight-asian="normal" style:font-name-complex="Arial" style:font-weight-complex="normal"/>
    </style:style>
    <style:style style:name="T7" style:family="text">
      <style:text-properties fo:color="#000000" fo:font-weight="normal" officeooo:rsid="001cb2d1" style:font-name-asian="Arial" style:font-weight-asian="normal" style:font-name-complex="Ari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io de Viabilidad</text:p>
      <text:p text:style-name="P1"/>
      <text:p text:style-name="P4">Alcance del Proyecto: <text:span text:style-name="T1">Este sistema tiene como objetivo un Calendario virtual, situado en una pagina web, para poder conseguir una correcta organización en la vacunación de nuestras mascotas.</text:span></text:p>
      <text:p text:style-name="P4"><text:span text:style-name="T1">Este también nos ofrecerá un beneficio al saber cuando y que vacuna se le tiene que dar a nuestra mascota.</text:span></text:p>
      <text:p text:style-name="P4"><text:span text:style-name="T1"/></text:p>
      <text:p text:style-name="P4"><text:span text:style-name="T2">Análisis de Situación: </text:span></text:p>
      <text:p text:style-name="P4"><text:span text:style-name="T2"/></text:p>
      <text:p text:style-name="P6"><text:span text:style-name="T2">Fortalezas del sistema:</text:span></text:p>
      <text:p text:style-name="P6"><text:span text:style-name="T2"/></text:p>
      <text:p text:style-name="P7"><text:span text:style-name="T2">- Mayor agilidad en la gestión de vacunación.</text:span></text:p>
      <text:p text:style-name="P7"><text:span text:style-name="T2">- </text:span><text:span text:style-name="T3">Todos los veterinarios tendrán organizadas las fechas de cada vacuna.</text:span></text:p>
      <text:p text:style-name="P7"><text:span text:style-name="T3">- Acceso desde cualquier dispositivo con acceso a </text:span><text:span text:style-name="T4">Internet</text:span></text:p>
      <text:p text:style-name="P5"><text:span text:style-name="T2"/></text:p>
      <text:p text:style-name="P6"><text:span text:style-name="T2">Debilidades del sistema:</text:span></text:p>
      <text:p text:style-name="P6"><text:span text:style-name="T2"/></text:p>
      <text:p text:style-name="P7"><text:span text:style-name="T2">- </text:span><text:span text:style-name="T3">Este sistema solo funcionara por medio de una Pagina Web.</text:span></text:p>
      <text:p text:style-name="P7"><text:span text:style-name="T3">- Se necesita que el que use el sistema sepa utilizarlo</text:span></text:p>
      <text:p text:style-name="P7"><text:span text:style-name="T3"/></text:p>
      <text:p text:style-name="P10"><text:span text:style-name="T2">Definición de Requerimientos: </text:span></text:p>
      <text:p text:style-name="P10"><text:span text:style-name="T2">- </text:span><text:span text:style-name="T6">Pantalla de inicio para crear sesión</text:span></text:p>
      <text:p text:style-name="P10"><text:span text:style-name="T6">- Calendario de vacunación</text:span></text:p>
      <text:p text:style-name="P10"><text:span text:style-name="T6">- Registro de mascotas</text:span></text:p>
      <text:p text:style-name="P10"><text:span text:style-name="T6"/></text:p>
      <text:p text:style-name="P10"><text:span text:style-name="T2">Determinación del enfoque: </text:span><text:span text:style-name="T6">El enfoque de este sistema es agilizar el acceso a las fechas de las vacunas, pudiendo hacer mas cómoda la organización del cliente tanto como la del veterinario. Los usuarios en este sistema pueden agregar y quitar mascotas </text:span><text:span text:style-name="T7">y</text:span><text:span text:style-name="T6"> </text:span><text:span text:style-name="T7">fechas de vacunación</text:span><text:span text:style-name="T6">, </text:span><text:span text:style-name="T7">mientras que los veterinarios pueden coordinar los días donde estén disponibles y que vacuna dar.</text:span></text:p>
      <text:p text:style-name="P10"><text:span text:style-name="T7"/></text:p>
      <text:p text:style-name="P11"><text:span text:style-name="T2">Evaluación de viabilidad: </text:span><text:span text:style-name="T6">Siendo el objetivo del sistema agilizar el acceso a las fechas de las vacunas considero que este sistema es económicamente factible.</text:span></text:p>
      <text:p text:style-name="P11"><text:span text:style-name="T6"/></text:p>
      <text:p text:style-name="P11"><text:span text:style-name="T2">Revisión: </text:span><text:span text:style-name="T6">En este estudio de viabilidad se realiza una explicación breve sobre el alcance del proyecto, su análisis de la situación, con sus fortalezas y debilidades, la definición de los requisitos, del enfoque, analizamos su viabilidad económica y realizamos la revisión final.</text:span></text:p>
      <text:p text:style-name="P11"><text:span text:style-name="T6"/></text:p>
      <text:p text:style-name="P2"><text:span text:style-name="T2">Análisis y definición de requerimientos</text:span></text:p>
      <text:p text:style-name="P8"><text:span text:style-name="T2">Los requerimientos necesarios para este sistema, son principalmente una cuenta en la pagina web, un calendario de vacunación y un registro de las mascotas. Se requiere que </text:span><text:span text:style-name="T5">los clientes puedan registrarse en la pagina web y que puedan registrar así a sus mascotas y el día donde deben vacunarse, mientras que por parte de los veterinarios se debe poder coordinar los días donde estén trabajando y la dosis de la vacuna que deben dar. </text:span></text:p>
      <text:p text:style-name="P8"><text:span text:style-name="T5"/></text:p>
      <text:p text:style-name="P3"><text:span text:style-name="T2">Especificación de requerimientos</text:span></text:p>
      <text:p text:style-name="P9"><text:span text:style-name="T2">- Los usuarios deben tener nombre y contraseña</text:span></text:p>
      <text:p text:style-name="P9"><text:span text:style-name="T2">- Los usuarios deben poder registrar a sus mascotas</text:span></text:p>
      <text:p text:style-name="P9"><text:span text:style-name="T2">- Los veterinarios deben coordinar la fecha de la vacunación</text:span></text:p>
      <text:p text:style-name="P9"><text:span text:style-name="T2">- Los veterinarios deben registrar la dosis de la vacuna</text:span></text:p>
      <text:p text:style-name="P9"><text:span text:style-name="T2">- Los usuarios deben poder acceder a su información y a la de sus mascotas</text:span></text:p>
      <text:p text:style-name="P9"><text:span text:style-name="T2">- Los veterinarios deben poder acceder a toda la información</text:span></text:p>
      <text:p text:style-name="P3"><text:soft-page-break/><text:span text:style-name="T2">Validación de requerimientos</text:span></text:p>
      <text:p text:style-name="P9"><text:span text:style-name="T2">En este caso no hay validación porque no hay cl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18:30:32.567616360</meta:creation-date>
    <dc:title>Default</dc:title>
    <meta:editing-cycles>2</meta:editing-cycles>
    <meta:generator>LibreOffice/6.2.8.2$Linux_X86_64 LibreOffice_project/20$Build-2</meta:generator>
    <meta:editing-duration>PT7M43S</meta:editing-duration>
    <dc:date>2022-06-03T19:12:00.904394782</dc:date>
    <meta:document-statistic meta:table-count="0" meta:image-count="0" meta:object-count="0" meta:page-count="2" meta:paragraph-count="29" meta:word-count="411" meta:character-count="2533" meta:non-whitespace-character-count="2148"/>
  </office:meta>
</office:document-meta>
</file>